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1c35ab" officeooo:paragraph-rsid="001c35a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22pt" fo:font-weight="normal" officeooo:rsid="001c35ab" officeooo:paragraph-rsid="001c35ab" style:font-size-asian="19.25pt" style:font-weight-asian="normal" style:font-size-complex="2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towplane-scenario at EDFZ</text:p>
      <text:p text:style-name="P1"/>
      <text:p text:style-name="P2">The following steps are required to install and make use of the scenario:</text:p>
      <text:p text:style-name="P2"/>
      <text:p text:style-name="P2">1. Install the scenario as described in the repo‘s README.md</text:p>
      <text:p text:style-name="P2">2. (Re-)Start FlightGear</text:p>
      <text:p text:style-name="P2">3. Go to the menu bar (F10) → KI → AI Scenarios</text:p>
      <text:p text:style-name="P2">4. Activate the scenario EDFZ-Mainz tow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39:50.551255227</meta:creation-date>
    <dc:date>2017-10-02T17:47:40.262640553</dc:date>
    <meta:editing-duration>PT7M50S</meta:editing-duration>
    <meta:editing-cycles>1</meta:editing-cycles>
    <meta:document-statistic meta:table-count="0" meta:image-count="0" meta:object-count="0" meta:page-count="1" meta:paragraph-count="6" meta:word-count="48" meta:character-count="274" meta:non-whitespace-character-count="232"/>
    <meta:generator>LibreOffice/5.3.1.2$Linux_X86_64 LibreOffice_project/30m0$Build-2</meta:generator>
  </office:meta>
</office:document-meta>
</file>